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fo:text-shadow="0in 0.0277in 0.0416in #6E747A" fo:color="#4472C4" fo:letter-spacing="normal" fo:font-size="72pt" style:font-size-asian="72pt" style:font-size-complex="72pt"/>
    </style:style>
    <style:style style:name="P2" style:parent-style-name="Título" style:family="paragraph">
      <style:paragraph-properties fo:text-align="center"/>
      <style:text-properties fo:text-shadow="0in 0.0277in 0.0416in #6E747A" fo:color="#4472C4" fo:letter-spacing="normal" fo:font-size="72pt" style:font-size-asian="72pt" style:font-size-complex="72pt"/>
    </style:style>
    <style:style style:name="P3" style:parent-style-name="Párrafodelista" style:family="paragraph">
      <style:paragraph-properties style:vertical-align="middle" fo:margin-bottom="0in" style:line-height-at-least="0.2291in" fo:margin-left="0in">
        <style:tab-stops/>
      </style:paragraph-properties>
    </style:style>
    <style:style style:name="T4" style:parent-style-name="Fuentedepárrafopredeter." style:family="text"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T5" style:parent-style-name="Fuentedepárrafopredeter." style:family="text"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T6" style:parent-style-name="Fuentedepárrafopredeter." style:family="text"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T7" style:parent-style-name="Fuentedepárrafopredeter." style:family="text"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P8" style:parent-style-name="Párrafodelista" style:family="paragraph">
      <style:paragraph-properties style:vertical-align="middle" fo:margin-bottom="0in" style:line-height-at-least="0.2291in" fo:margin-left="0in">
        <style:tab-stops>
          <style:tab-stop style:type="left" style:position="0.5in"/>
        </style:tab-stops>
      </style:paragraph-properties>
    </style:style>
    <style:style style:name="T9" style:parent-style-name="Fuentedepárrafopredeter." style:family="text"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T10" style:parent-style-name="Fuentedepárrafopredeter." style:family="text"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T11" style:parent-style-name="Fuentedepárrafopredeter." style:family="text"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P12" style:parent-style-name="Normal" style:family="paragraph">
      <style:paragraph-properties style:vertical-align="middle" fo:margin-bottom="0in" style:line-height-at-least="0.2291in" fo:margin-left="0in">
        <style:tab-stops>
          <style:tab-stop style:type="left" style:position="0.5in"/>
        </style:tab-stops>
      </style:paragraph-properties>
    </style:style>
    <style:style style:name="T13" style:parent-style-name="Fuentedepárrafopredeter." style:family="text"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T14" style:parent-style-name="Fuentedepárrafopredeter." style:family="text"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T15" style:parent-style-name="Fuentedepárrafopredeter." style:family="text"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P16" style:parent-style-name="Normal" style:family="paragraph">
      <style:paragraph-properties style:vertical-align="middle" fo:margin-bottom="0in" style:line-height-at-least="0.2291in" fo:margin-left="0in">
        <style:tab-stops>
          <style:tab-stop style:type="left" style:position="0.5in"/>
        </style:tab-stops>
      </style:paragraph-properties>
    </style:style>
    <style:style style:name="T17" style:parent-style-name="Fuentedepárrafopredeter." style:family="text"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P18" style:parent-style-name="Párrafodelista" style:family="paragraph">
      <style:paragraph-properties style:vertical-align="middle" fo:margin-bottom="0in" style:line-height-at-least="0.2291in" fo:margin-left="0in">
        <style:tab-stops>
          <style:tab-stop style:type="left" style:position="0.5in"/>
        </style:tab-stops>
      </style:paragraph-properties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P19" style:parent-style-name="Párrafodelista" style:family="paragraph">
      <style:paragraph-properties style:vertical-align="middle" fo:margin-bottom="0in" style:line-height-at-least="0.2291in"/>
      <style:text-properties style:font-name="inherit" style:font-name-asian="Times New Roman" style:font-name-complex="Arial" fo:font-size="9.5pt" style:font-size-asian="9.5pt" style:font-size-complex="9.5pt" style:language-asian="es" style:country-asian="ES"/>
    </style:style>
    <style:style style:name="P20" style:parent-style-name="Título1" style:family="paragraph">
      <style:text-properties fo:font-size="24pt" style:font-size-asian="24pt" style:font-size-complex="24pt"/>
    </style:style>
    <style:style style:name="P21" style:parent-style-name="Párrafodelista" style:family="paragraph"/>
    <style:style style:name="P22" style:parent-style-name="Párrafodelista" style:family="paragraph"/>
    <style:style style:name="P23" style:parent-style-name="Párrafodelista" style:family="paragraph"/>
    <style:style style:name="P24" style:parent-style-name="Párrafodelista" style:family="paragraph"/>
    <style:style style:name="P25" style:parent-style-name="Párrafodelista" style:family="paragraph"/>
    <style:style style:name="P26" style:parent-style-name="Párrafodelista" style:family="paragraph"/>
    <style:style style:name="P27" style:parent-style-name="Párrafodelista" style:family="paragraph"/>
    <style:style style:name="P28" style:parent-style-name="Párrafodelista" style:family="paragraph"/>
    <style:style style:name="P29" style:parent-style-name="Párrafodelista" style:family="paragraph"/>
    <style:style style:name="P30" style:parent-style-name="Párrafodelista" style:family="paragraph"/>
    <style:style style:name="P31" style:parent-style-name="Párrafodelista" style:family="paragraph"/>
    <style:style style:name="P32" style:parent-style-name="Párrafodelista" style:family="paragraph"/>
    <style:style style:name="P33" style:parent-style-name="Párrafodelista" style:family="paragraph"/>
    <style:style style:name="P34" style:parent-style-name="Párrafodelista" style:family="paragraph"/>
    <style:style style:name="P35" style:parent-style-name="Párrafodelista" style:family="paragraph"/>
    <style:style style:name="P36" style:parent-style-name="Párrafodelista" style:family="paragraph"/>
    <style:style style:name="P37" style:parent-style-name="Párrafodelista" style:family="paragraph"/>
    <style:style style:name="P38" style:parent-style-name="Párrafodelista" style:family="paragraph"/>
    <style:style style:name="P39" style:parent-style-name="Párrafodelista" style:family="paragraph"/>
    <style:style style:name="P40" style:parent-style-name="Párrafodelista" style:family="paragraph"/>
    <style:style style:name="P41" style:parent-style-name="Párrafodelista" style:family="paragraph"/>
    <style:style style:name="P42" style:parent-style-name="Párrafodelista" style:family="paragraph"/>
    <style:style style:name="P43" style:parent-style-name="Párrafodelista" style:family="paragraph"/>
    <style:style style:name="P44" style:parent-style-name="Párrafodelista" style:family="paragraph"/>
    <style:style style:name="P45" style:parent-style-name="Párrafodelista" style:family="paragraph"/>
    <style:style style:name="P46" style:parent-style-name="Párrafodelista" style:family="paragraph"/>
    <style:style style:name="P47" style:parent-style-name="Párrafodelista" style:family="paragraph"/>
    <style:style style:name="P48" style:parent-style-name="Párrafodelista" style:family="paragraph"/>
    <style:style style:name="P49" style:parent-style-name="Párrafodelista" style:family="paragraph"/>
    <style:style style:name="P50" style:parent-style-name="Párrafodelista" style:family="paragraph"/>
    <style:style style:name="P51" style:parent-style-name="Párrafodelista" style:family="paragraph"/>
    <style:style style:name="P52" style:parent-style-name="Párrafodelista" style:family="paragraph"/>
    <style:style style:name="P53" style:parent-style-name="Párrafodelista" style:family="paragraph"/>
    <style:style style:name="P54" style:parent-style-name="Párrafodelista" style:family="paragraph"/>
    <style:style style:name="P55" style:parent-style-name="Párrafodelista" style:family="paragraph"/>
    <style:style style:name="P56" style:parent-style-name="Párrafodelista" style:family="paragraph"/>
    <style:style style:name="P57" style:parent-style-name="Párrafodelista" style:family="paragraph"/>
    <style:style style:name="P58" style:parent-style-name="Título1" style:family="paragraph">
      <style:text-properties fo:font-size="22pt" style:font-size-asian="22pt" style:font-size-complex="22pt"/>
    </style:style>
    <style:style style:family="graphic" style:name="a0" style:parent-style-name="Graphics">
      <style:graphic-properties fo:wrap-option="wrap" fo:border="0.01389in solid #2f528f" fo:padding-top="0.05in" fo:padding-bottom="0.05in" fo:padding-left="0.1in" fo:padding-right="0.1in" fo:background-color="#4472c4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Costes</text:p>
      <text:p text:style-name="P2">del proyecto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id="id0" draw:style-name="a0" draw:name="Cuadro de texto 2" text:anchor-type="paragraph" svg:x="0.07463in" svg:y="0.02551in" svg:width="2.14861in" svg:height="1.22361in" style:rel-width="scale" style:rel-height="scale"><draw:text-box><text:p text:style-name="P3"><text:span text:style-name="T4">A</text:span><text:span text:style-name="T5">NTONIO SEGURA JIM</text:span><text:span text:style-name="T6">É</text:span><text:span text:style-name="T7">NEZ</text:span></text:p><text:list text:style-name="LFO1" text:continue-numbering="true"><text:list-item><text:p text:style-name="P8"><text:span text:style-name="T9"> RAUL RODRIGUEZ M</text:span><text:span text:style-name="T10">É</text:span><text:span text:style-name="T11">NDEZ</text:span></text:p></text:list-item><text:list-item><text:p text:style-name="P12"><text:span text:style-name="T13">JESUS EL</text:span><text:span text:style-name="T14">Í</text:span><text:span text:style-name="T15">AS RODRIGUEZ</text:span></text:p></text:list-item><text:list-item><text:p text:style-name="P16"><text:span text:style-name="T17">CRISTIAN LORCA BRENES</text:span></text:p></text:list-item><text:list-item><text:p text:style-name="P18"/></text:list-item></text:list><text:p text:style-name="P19"/><text:p text:style-name="Normal"/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0" text:outline-level="1">Planificación</text:h>
      <text:p text:style-name="Normal"/>
      <text:list text:style-name="LFO3" text:continue-numbering="true">
        <text:list-item>
          <text:p text:style-name="P21">Asistencia a todas las clases tanto teóricas como a las revisiones del proyecto, por parte de todos los miembros del grupo. Cuya estimación son unas 18 horas de trabajo por persona. Que hacen un total de 72 horas.</text:p>
        </text:list-item>
        <text:list-item>
          <text:p text:style-name="P22">Reunión para la lectura de todos los requisitos y discusión sobre a qué nivel llegar lo que nos llevó 2 horas a cada miembro. Que hacen un total de 8 horas.</text:p>
        </text:list-item>
        <text:list-item>
          <text:p text:style-name="P23">Planificación y reparto total del trabajo realizado por Antonio Segura Jiménez.<text:s/>4 horas.</text:p>
        </text:list-item>
        <text:list-item>
          <text:p text:style-name="P24">Estimación de costes por Antonio Segura Jiménez. 2 horas.</text:p>
        </text:list-item>
        <text:list-item>
          <text:p text:style-name="P25">Realización del Modelo Conceptual asignado a Raúl Rodríguez Méndez hasta los requisitos de nivel C. 3 horas.</text:p>
        </text:list-item>
        <text:list-item>
          <text:p text:style-name="P26">Revisión y correcciones del Modelo Conceptual asignado a Jesús Elías Rodríguez. 2 horas.</text:p>
        </text:list-item>
        <text:list-item>
          <text:p text:style-name="P27">Realización del Modelo de Dominio asignado a Antonio Segura Jiménez. 3 horas.</text:p>
        </text:list-item>
        <text:list-item>
          <text:p text:style-name="P28">Revisión y correcciones del Modelo de Dominio asignado a Cristian Lorca Brenes. 2 horas.</text:p>
        </text:list-item>
        <text:list-item>
          <text:p text:style-name="P29">Clases de dominio en java.</text:p>
        </text:list-item>
      </text:list>
      <text:list text:style-name="LFO12" text:continue-numbering="true">
        <text:list-item>
          <text:p text:style-name="P30">Antonio Segura Jiménez: Procession, Request, Member.<text:s/>2 horas</text:p>
        </text:list-item>
        <text:list-item>
          <text:p text:style-name="P31">Cristian Lorca Brenes: Enrolment, Position y mensaje broadcast.<text:s/>2 horas</text:p>
        </text:list-item>
        <text:list-item>
          <text:p text:style-name="P32">Raúl Rodríguez Méndez:<text:s/>Float, Picture y Actor. 2 horas</text:p>
        </text:list-item>
        <text:list-item>
          <text:p text:style-name="P33">Jesús Elías Rodríguez: CustomizableSystem, Administrador y Brotherhood. 2 horas</text:p>
        </text:list-item>
      </text:list>
      <text:list text:style-name="LFO3" text:continue-numbering="true">
        <text:list-item>
          <text:p text:style-name="P34">Clases de repositorios en java.</text:p>
        </text:list-item>
      </text:list>
      <text:list text:style-name="LFO12" text:continue-numbering="true">
        <text:list-item>
          <text:p text:style-name="P35">Antonio Segura Jiménez: Procession, Request, Member.<text:s/>2 horas.</text:p>
        </text:list-item>
        <text:list-item>
          <text:p text:style-name="P36">Cristian Lorca Brenes: Enrolment, Position y mensaje broadcast. 1 hora</text:p>
        </text:list-item>
        <text:list-item>
          <text:p text:style-name="P37">Raúl Rodríguez Méndez: Float, Picture y Actor. 1 hora</text:p>
        </text:list-item>
        <text:list-item>
          <text:p text:style-name="P38">Jesús Elías Rodríguez: CustomizableSystem, Administrador y Brotherhood. 4 horas</text:p>
        </text:list-item>
      </text:list>
      <text:list text:style-name="LFO3" text:continue-numbering="true">
        <text:list-item>
          <text:p text:style-name="P39">Clases de servicios en java.</text:p>
        </text:list-item>
      </text:list>
      <text:list text:style-name="LFO12" text:continue-numbering="true">
        <text:list-item>
          <text:p text:style-name="P40">Antonio Segura Jiménez: Procession, Request, Member. 18 horas</text:p>
        </text:list-item>
        <text:list-item>
          <text:p text:style-name="P41">Cristian Lorca Brenes: Enrolment, Position y mensaje broadcast. 10 horas</text:p>
        </text:list-item>
        <text:list-item>
          <text:p text:style-name="P42">Raúl Rodríguez Méndez: Float, Picture y Actor. 9 horas</text:p>
        </text:list-item>
        <text:list-item>
          <text:p text:style-name="P43">Jesús Elías Rodríguez: CustomizableSystem, Administrador y Brotherhood. 12 horas</text:p>
        </text:list-item>
      </text:list>
      <text:list text:style-name="LFO3" text:continue-numbering="true">
        <text:list-item>
          <text:p text:style-name="P44">Clases de convertidores en java.</text:p>
        </text:list-item>
      </text:list>
      <text:list text:style-name="LFO12" text:continue-numbering="true">
        <text:list-item>
          <text:p text:style-name="P45">Antonio Segura Jiménez: Procession, Request, Member. 1 hora</text:p>
        </text:list-item>
        <text:list-item>
          <text:p text:style-name="P46">Cristian Lorca Brenes: Enrolment, Position y mensaje broadcast. 1 hora</text:p>
        </text:list-item>
        <text:list-item>
          <text:p text:style-name="P47">Raúl Rodríguez Méndez: Float, Picture y Actor. 1 hora</text:p>
        </text:list-item>
        <text:list-item>
          <text:p text:style-name="P48">Jesús Elías Rodríguez: CustomizableSystem, Administrador y Brotherhood. 1 hora</text:p>
        </text:list-item>
      </text:list>
      <text:list text:style-name="LFO3" text:continue-numbering="true">
        <text:list-item>
          <text:p text:style-name="P49">Clases de vistas jsp.</text:p>
        </text:list-item>
      </text:list>
      <text:list text:style-name="LFO12" text:continue-numbering="true">
        <text:list-item>
          <text:p text:style-name="P50">Antonio Segura Jiménez: Procession, Request, Member. 5 horas</text:p>
        </text:list-item>
        <text:list-item>
          <text:p text:style-name="P51">Cristian Lorca Brenes: Enrolment, Position y mensaje broadcast. 6 horas</text:p>
        </text:list-item>
        <text:list-item>
          <text:p text:style-name="P52">Raúl Rodríguez Méndez: Float, Picture y Actor. 4 horas</text:p>
        </text:list-item>
        <text:list-item>
          <text:p text:style-name="P53">Jesús Elías Rodríguez: CustomizableSystem, Administrador y Brotherhood. 7 horas</text:p>
        </text:list-item>
      </text:list>
      <text:p text:style-name="Párrafodelista"/>
      <text:soft-page-break/>
      <text:list text:style-name="LFO3" text:continue-numbering="true">
        <text:list-item>
          <text:p text:style-name="P54">Incluir aceptar términos y condiciones asignado a Cristian Lorca Brenes. 4 horas.</text:p>
        </text:list-item>
        <text:list-item>
          <text:p text:style-name="P55">Activar HTTPS en nuestra web, asignado a Jesús Elías Rodríguez y Raúl Rodríguez Méndez. 6 horas.</text:p>
        </text:list-item>
        <text:list-item>
          <text:p text:style-name="P56">Realizar una nueva versión de la plantina con los requisitos legales para Antonio Segura Jiménez. 5 horas.</text:p>
        </text:list-item>
        <text:list-item>
          <text:p text:style-name="P57">Script y Artefacto asignado a Cristián Lorca Brenes. 3 horas.</text:p>
        </text:list-item>
      </text:list>
      <text:p text:style-name="Normal"/>
      <text:h text:style-name="P58" text:outline-level="1">Presupuesto</text:h>
      <text:p text:style-name="Normal"/>
      <text:p text:style-name="Normal">Tenemos en cuenta que somos programadores juniors y que estimamos que nuestro trabajo se debe cobrar a 13€ la hora trabajada.</text:p>
      <text:p text:style-name="Normal">Harían un total de 205 horas de trabajo<text:s/>por 13 euros la hora, serían 2.665€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rofilecardavatarthumb" style:display-name="profilecardavatarthumb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Calibri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Calibri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libri" style:font-name-asian="Calibri" style:font-name-complex="Calib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alibri" style:font-name-asian="Calibri" style:font-name-complex="Calibri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S.J.</meta:initial-creator>
    <dc:creator>Antonio S.J.</dc:creator>
    <meta:creation-date>2019-03-03T12:03:00Z</meta:creation-date>
    <dc:date>2019-03-03T12:57:00Z</dc:date>
    <meta:template xlink:href="Normal.dotm" xlink:type="simple"/>
    <meta:editing-cycles>2</meta:editing-cycles>
    <meta:editing-duration>PT3240S</meta:editing-duration>
    <meta:document-statistic meta:page-count="3" meta:paragraph-count="5" meta:word-count="460" meta:character-count="2986" meta:row-count="21" meta:non-whitespace-character-count="2531"/>
  </office:meta>
</office:document-meta>
</file>